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Tercera Historia: "El Legado de la Resistencia"</text:span></text:h>
      <text:p text:style-name="Text_20_body"><text:span text:style-name="Strong_20_Emphasis">Mensaje:</text:span> <text:span text:style-name="Emphasis">Cada individuo es único por su historia y experiencias, pero todos compartimos una memoria común que nos conecta como especie.</text:span></text:p>
      <text:p text:style-name="Text_20_body"><text:span text:style-name="Strong_20_Emphasis">Final Inesperado:</text:span> <text:span text:style-name="Emphasis">Elara descubre que es descendiente de la líder de la resistencia que luchó contra la tiranía de Morgerathus, lo que la convierte en su enemiga natural.</text:span></text:p>
      <text:p text:style-name="Horizontal_20_Line"/>
      <text:h text:style-name="Heading_20_3" text:outline-level="3"><text:span text:style-name="Strong_20_Emphasis">Guion Propuesto</text:span></text:h>
      <text:h text:style-name="Heading_20_4" text:outline-level="4"><text:span text:style-name="Strong_20_Emphasis">1. Hallazgo del Diario</text:span></text:h>
      <text:p text:style-name="Text_20_body">Mientras explora una sección oculta de las ruinas, Elara encuentra un <text:span text:style-name="Strong_20_Emphasis">diario antiguo</text:span> perteneciente a una mujer llamada <text:span text:style-name="Strong_20_Emphasis">Aeloria</text:span>, quien lideró la resistencia contra Morgerathus. El diario está protegido por un sello mágico que solo Elara puede abrir, lo que sugiere una <text:span text:style-name="Strong_20_Emphasis">conexión especial</text:span>.</text:p>
      <text:p text:style-name="Horizontal_20_Line"/>
      <text:h text:style-name="Heading_20_4" text:outline-level="4"><text:span text:style-name="Strong_20_Emphasis">2. Lectura del Diario</text:span></text:h>
      <text:p text:style-name="Text_20_body">Al leer el diario, Elara descubre las <text:span text:style-name="Strong_20_Emphasis">dificultades y sacrificios</text:span> que Aeloria y su grupo enfrentaron en su lucha contra la opresión. Aeloria describe estrategias, alianzas y traiciones, así como momentos de esperanza y desesperación. A través de estas páginas, Elara siente una <text:span text:style-name="Strong_20_Emphasis">profunda conexión emocional</text:span> con Aeloria.</text:p>
      <text:p text:style-name="Horizontal_20_Line"/>
      <text:h text:style-name="Heading_20_4" text:outline-level="4"><text:span text:style-name="Strong_20_Emphasis">3. Revelación de la Herencia</text:span></text:h>
      <text:p text:style-name="Text_20_body">En las últimas páginas, Aeloria menciona una <text:span text:style-name="Strong_20_Emphasis">profecía</text:span> sobre su linaje: uno de sus descendientes heredará su <text:span text:style-name="Strong_20_Emphasis">voluntad y habilidades</text:span>, destinado a continuar la lucha contra la oscuridad. Elara se da cuenta de que ciertos <text:span text:style-name="Strong_20_Emphasis">rasgos y habilidades</text:span> que posee son similares a los descritos por Aeloria, lo que la lleva a concluir que es su <text:span text:style-name="Strong_20_Emphasis">descendiente directa</text:span>.</text:p>
      <text:p text:style-name="Horizontal_20_Line"/>
      <text:h text:style-name="Heading_20_4" text:outline-level="4"><text:span text:style-name="Strong_20_Emphasis">4. Confrontación Interna</text:span></text:h>
      <text:p text:style-name="Text_20_body">Esta revelación provoca en Elara una <text:span text:style-name="Strong_20_Emphasis">crisis de identidad</text:span>. Aunque siempre se ha considerado una exploradora independiente, ahora comprende que forma parte de una <text:span text:style-name="Strong_20_Emphasis">historia más grande</text:span>. Se debate entre seguir su propio camino o aceptar el <text:span text:style-name="Strong_20_Emphasis">legado de su ancestro</text:span> y enfrentarse a Morgerathus.</text:p>
      <text:p text:style-name="Horizontal_20_Line"/>
      <text:h text:style-name="Heading_20_4" text:outline-level="4"><text:span text:style-name="Strong_20_Emphasis">5. Decisión y Empoderamiento</text:span></text:h>
      <text:p text:style-name="Text_20_body">Finalmente, Elara decide <text:span text:style-name="Strong_20_Emphasis">abrazar su herencia</text:span>, reconociendo que su <text:span text:style-name="Strong_20_Emphasis">individualidad</text:span> y su <text:span text:style-name="Strong_20_Emphasis">conexión ancestral</text:span> no están en conflicto, sino que se complementan. Entiende que, aunque cada persona es única, todos estamos conectados por una <text:span text:style-name="Strong_20_Emphasis">memoria colectiva</text:span> que nos fortalece y guía.</text:p>
      <text:p text:style-name="Horizontal_20_Line"><text:soft-page-break/></text:p>
      <text:h text:style-name="Heading_20_3" text:outline-level="3"><text:span text:style-name="Strong_20_Emphasis">Elementos Clave para la Inmersión</text:span></text:h>
      <text:list xml:id="list2841734353" text:style-name="L1">
        <text:list-item>
          <text:p text:style-name="P1"><text:span text:style-name="Strong_20_Emphasis">Diario de Aeloria:</text:span></text:p>
          <text:list>
            <text:list-item>
              <text:p text:style-name="P2">Un manuscrito antiguo con relatos detallados de la resistencia. </text:p>
            </text:list-item>
            <text:list-item>
              <text:p text:style-name="P2">Protegido por un sello mágico que solo Elara puede romper. </text:p>
            </text:list-item>
          </text:list>
        </text:list-item>
        <text:list-item>
          <text:p text:style-name="P1"><text:span text:style-name="Strong_20_Emphasis">Profecía Ancestral:</text:span></text:p>
          <text:list>
            <text:list-item>
              <text:p text:style-name="P2">Una predicción que habla de un descendiente que continuará la lucha contra la tiranía. </text:p>
            </text:list-item>
            <text:list-item>
              <text:p text:style-name="P2">Describe rasgos y habilidades que coinciden con los de Elara. </text:p>
            </text:list-item>
          </text:list>
        </text:list-item>
        <text:list-item>
          <text:p text:style-name="P1"><text:span text:style-name="Strong_20_Emphasis">Conexión Emocional:</text:span></text:p>
          <text:list>
            <text:list-item>
              <text:p text:style-name="P1">Sentimientos y recuerdos que emergen en Elara al leer el diario, sugiriendo una <text:span text:style-name="Strong_20_Emphasis">memoria genética</text:span> o una <text:span text:style-name="Strong_20_Emphasis">conexión espiritual</text:span> con Aeloria. </text:p>
            </text:list-item>
          </text:list>
        </text:list-item>
      </text:list>
      <text:p text:style-name="Horizontal_20_Line"/>
      <text:h text:style-name="Heading_20_3" text:outline-level="3"><text:span text:style-name="Strong_20_Emphasis">Conexión con el Resto del Capítulo</text:span></text:h>
      <text:list xml:id="list2996585662" text:style-name="L2">
        <text:list-item>
          <text:p text:style-name="P4"><text:span text:style-name="Strong_20_Emphasis">Profundiza en la historia de la resistencia contra Morgerathus</text:span>, proporcionando contexto y antecedentes que enriquecen la narrativa. </text:p>
        </text:list-item>
        <text:list-item>
          <text:p text:style-name="P4"><text:span text:style-name="Strong_20_Emphasis">Establece una conexión personal entre Elara y la lucha contra la tiranía</text:span>, dándole una motivación más profunda para enfrentarse a Morgerathus. </text:p>
        </text:list-item>
        <text:list-item>
          <text:p text:style-name="P3"><text:span text:style-name="Strong_20_Emphasis">Explora el tema de la memoria genética y la herencia</text:span>, mostrando cómo las experiencias de los antepasados pueden influir en las generaciones futuras. </text:p>
        </text:list-item>
      </text:list>
      <text:p text:style-name="Horizontal_20_Line"/>
      <text:h text:style-name="Heading_20_3" text:outline-level="3"><text:span text:style-name="Strong_20_Emphasis">Reflexión Final</text:span></text:h>
      <text:p text:style-name="Text_20_body">Esta historia destaca la idea de que, aunque cada individuo es único, todos estamos conectados por una <text:span text:style-name="Strong_20_Emphasis">memoria colectiva</text:span> que trasciende el tiempo. Nuestras acciones y decisiones no solo afectan nuestro propio destino, sino también el de las generaciones futuras. Al reconocer y aceptar esta conexión, podemos encontrar <text:span text:style-name="Strong_20_Emphasis">fortaleza y propósito</text:span> en las experiencias de quienes nos precedieron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2-08T09:39:10.226000000</meta:creation-date>
    <dc:date>2025-02-08T09:40:41.744000000</dc:date>
    <meta:editing-duration>PT1M31S</meta:editing-duration>
    <meta:editing-cycles>1</meta:editing-cycles>
    <meta:document-statistic meta:table-count="0" meta:image-count="0" meta:object-count="0" meta:page-count="2" meta:paragraph-count="29" meta:word-count="528" meta:character-count="3372" meta:non-whitespace-character-count="2876"/>
    <meta:generator>LibreOffice/7.3.5.2$Windows_X86_64 LibreOffice_project/184fe81b8c8c30d8b5082578aee2fed2ea847c01</meta:generator>
  </office:meta>
</office:document-meta>
</file>